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48f" officeooo:paragraph-rsid="0003b48f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Introduction to Robotics</text:p>
      <text:p text:style-name="P1">Warmup Project</text:p>
      <text:p text:style-name="P1">Benjamin Ziemann</text:p>
      <text:p text:style-name="P1"/>
      <text:p text:style-name="P1"/>
      <text:p text:style-name="P1">Behaviour 1: Drive a <text:span text:style-name="T1">Square</text:span><text:span text:style-name="T2"> Regular N-gon</text:span></text:p>
      <text:p text:style-name="P1"><text:span text:style-name="T2"/></text:p>
      <text:p text:style-name="P1"><text:span text:style-name="T2">Behaviour 2: Wall follower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20:47:58.528337657</meta:creation-date>
    <meta:generator>LibreOffice/5.1.6.2$Linux_X86_64 LibreOffice_project/10m0$Build-2</meta:generator>
    <dc:date>2018-09-09T20:51:01.522054633</dc:date>
    <meta:editing-duration>PT3M3S</meta:editing-duration>
    <meta:editing-cycles>1</meta:editing-cycles>
    <meta:document-statistic meta:table-count="0" meta:image-count="0" meta:object-count="0" meta:page-count="1" meta:paragraph-count="5" meta:word-count="19" meta:character-count="135" meta:non-whitespace-character-count="121"/>
  </office:meta>
</office:document-meta>
</file>